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420d"/>
    </style:style>
    <style:style style:name="P2" style:family="paragraph" style:parent-style-name="Standard">
      <style:text-properties officeooo:paragraph-rsid="000f420d"/>
    </style:style>
    <style:style style:name="P3" style:family="paragraph" style:parent-style-name="Standard">
      <style:text-properties officeooo:rsid="000f420d"/>
    </style:style>
    <style:style style:name="P4" style:family="paragraph" style:parent-style-name="Standard">
      <style:text-properties officeooo:rsid="00118ff2" officeooo:paragraph-rsid="00118ff2"/>
    </style:style>
    <style:style style:name="P5" style:family="paragraph" style:parent-style-name="Standard">
      <style:text-properties fo:font-weight="bold" officeooo:rsid="00118ff2" officeooo:paragraph-rsid="00118ff2" style:font-weight-asian="bold" style:font-weight-complex="bold"/>
    </style:style>
    <style:style style:name="P6" style:family="paragraph" style:parent-style-name="Standard">
      <style:text-properties fo:font-weight="bold" officeooo:rsid="0012e1e3" officeooo:paragraph-rsid="0012e1e3" style:font-weight-asian="bold" style:font-weight-complex="bold"/>
    </style:style>
    <style:style style:name="P7" style:family="paragraph" style:parent-style-name="Standard">
      <style:text-properties officeooo:rsid="0012e1e3" officeooo:paragraph-rsid="0012e1e3"/>
    </style:style>
    <style:style style:name="P8" style:family="paragraph" style:parent-style-name="Standard" style:list-style-name="L1">
      <style:text-properties officeooo:rsid="0012e1e3" officeooo:paragraph-rsid="0012e1e3"/>
    </style:style>
    <style:style style:name="P9" style:family="paragraph" style:parent-style-name="Standard" style:list-style-name="L1">
      <style:text-properties officeooo:rsid="0012e1e3" officeooo:paragraph-rsid="00132d10"/>
    </style:style>
    <style:style style:name="P10" style:family="paragraph" style:parent-style-name="Standard" style:list-style-name="L1">
      <style:text-properties officeooo:rsid="00132d10" officeooo:paragraph-rsid="00132d10"/>
    </style:style>
    <style:style style:name="T1" style:family="text">
      <style:text-properties officeooo:rsid="00132d10"/>
    </style:style>
    <style:style style:name="T2" style:family="text">
      <style:text-properties officeooo:rsid="0014324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Standard"><draw:frame draw:style-name="fr1" draw:name="Objeto3" text:anchor-type="as-char" svg:y="-0.683cm" svg:width="12.751cm" svg:height="1.178cm" draw:z-index="0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"/>
      <text:p text:style-name="P4"/>
      <text:p text:style-name="P5">Serviço de autorização OCPP 1.6/2.0</text:p>
      <text:p text:style-name="P4">- apenas faz update na tabela de cargas do ponto de carregamento com o valor do DefaultTxProfile.</text:p>
      <text:p text:style-name="P4">- manda o MaxTxProfile e DefaultTxProfile pro carregador quando esse inicia.</text:p>
      <text:p text:style-name="P4"/>
      <text:p text:style-name="P4"/>
      <text:p text:style-name="P4"/>
      <text:p text:style-name="P6">Serviço de balanço de carga</text:p>
      <text:list xml:id="list197854085" text:style-name="L1">
        <text:list-item>
          <text:p text:style-name="P8"><text:span text:style-name="T2">I</text:span>nicialização</text:p>
        </text:list-item>
        <text:list-item>
          <text:p text:style-name="P8">lock e select * na tabela de cargas</text:p>
        </text:list-item>
        <text:list-item>
          <text:p text:style-name="P8">Efetuar balanceamento caso necessário, <text:span text:style-name="T2">se não, ir para o passo 6</text:span></text:p>
          <text:list>
            <text:list-item>
              <text:p text:style-name="P8">Ordena a lista de todos os carregadores por ordem decrescente de consumo de carga</text:p>
            </text:list-item>
            <text:list-item>
              <text:p text:style-name="P10">Calcula a quantidade de energia por carregador para efetuar o novo balanço</text:p>
            </text:list-item>
            <text:list-item>
              <text:p text:style-name="P10">Transmite o valor de carga correspondente para cada carregador </text:p>
              <text:list>
                <text:list-item>
                  <text:p text:style-name="P10"><text:span text:style-name="T2">E</text:span>nvia o TxProfile com o novo valor do carregador</text:p>
                </text:list-item>
                <text:list-item>
                  <text:p text:style-name="P10">Se receber a resposta, faz update na tabela com o novo valor</text:p>
                </text:list-item>
                <text:list-item>
                  <text:p text:style-name="P10">Se não receber a resposta e o novo valor é maior que o valor anterior, faz update na tabela com o novo valor (segurança)</text:p>
                </text:list-item>
                <text:list-item>
                  <text:p text:style-name="P10">Se não receber a resposta e o novo valor é menor que o valor anterior, não faz update na tabela e refaz o cálculo do balanço de carga para o restante dos carregadores considerando que o carregador atual possui a carga anterior.</text:p>
                </text:list-item>
                <text:list-item>
                  <text:p text:style-name="P10">Fazer update na tabela, somente se o valor que estiver na tabela for maior que zero, usar lock explícito na tabela (lock &lt;tabela in exclusive mode).</text:p>
                </text:list-item>
              </text:list>
            </text:list-item>
          </text:list>
        </text:list-item>
        <text:list-item>
          <text:p text:style-name="P9"><text:span text:style-name="T1">l</text:span>ock e select * na tabela de cargas</text:p>
        </text:list-item>
        <text:list-item>
          <text:p text:style-name="P9"><text:span text:style-name="T1">Verificar se necessário e</text:span>fetuar balanceament<text:span text:style-name="T1">o novamente, se for, ir para o passo 3.1</text:span></text:p>
        </text:list-item>
        <text:list-item>
          <text:p text:style-name="P10">Aguardar mensagem de requisição de balanceamento</text:p>
          <text:list>
            <text:list-item>
              <text:p text:style-name="P10"><text:span text:style-name="T2">S</text:span>e receber mensagem, ir para passo 2</text:p>
            </text:list-item>
            <text:list-item>
              <text:p text:style-name="P10"><text:span text:style-name="T2">S</text:span>e der time out, ir para passo 2.</text:p>
            </text:list-item>
          </text:list>
        </text:list-item>
      </text:list>
      <text:p text:style-name="P7"/>
      <text:p text:style-name="P7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5T18:25:16.535000000</meta:creation-date>
    <dc:date>2023-06-17T18:27:07.234000000</dc:date>
    <meta:editing-duration>PT20M48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1" meta:page-count="1" meta:paragraph-count="21" meta:word-count="264" meta:character-count="1436" meta:non-whitespace-character-count="1207"/>
  </office:meta>
</office:document-meta>
</file>

<file path=Object 3/content.xml><?xml version="1.0" encoding="utf-8"?>
<math xmlns="http://www.w3.org/1998/Math/MathML" display="block">
  <semantics>
    <mrow>
      <msub>
        <mi mathvariant="italic">Carga</mi>
        <mrow>
          <mi mathvariant="italic">carregador</mi>
          <mi>n</mi>
          <mi mathvariant="italic">nova</mi>
          <mi mathvariant="italic">situação</mi>
        </mrow>
      </msub>
      <mo stretchy="false">=</mo>
      <mrow>
        <msub>
          <mi mathvariant="italic">Carga</mi>
          <mrow>
            <mi mathvariant="italic">total</mi>
            <mi mathvariant="italic">do</mi>
            <mi mathvariant="italic">sistema</mi>
          </mrow>
        </msub>
        <mo stretchy="false">∗</mo>
        <mfrac>
          <msub>
            <mi mathvariant="italic">Carga</mi>
            <mrow>
              <mi mathvariant="italic">carregador</mi>
              <mi>n</mi>
              <mi mathvariant="italic">capacidade</mi>
              <mi mathvariant="italic">máxima</mi>
            </mrow>
          </msub>
          <mrow>
            <mo stretchy="false">∑</mo>
            <msub>
              <mi mathvariant="italic">capacidade</mi>
              <mrow>
                <mi mathvariant="italic">total</mi>
                <mi mathvariant="italic">dos</mi>
                <mi mathvariant="italic">carregadores</mi>
                <mi mathvariant="italic">ativos</mi>
              </mrow>
            </msub>
          </mrow>
        </mfrac>
      </mrow>
    </mrow>
    <annotation encoding="StarMath 5.0">Carga_{carregador n nova situação} = Carga_{ total do sistema } * {Carga_{carregador n capacidade máxima} over  {sum {capacidade_{total dos carregadores ativos }}}}</annotation>
  </semantics>
</math>
</file>